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erif" svg:font-family="'Noto Serif', Georgia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ercizio 1</text:p>
      <text:p text:style-name="P1">Si riempia un vettore di interi di dimensione DIM con valori casuali compresi tra -50 e +50.</text:p>
      <text:p text:style-name="P1">Si riempia un vettore di float di dimensione DIM con valori casuali compresi tra 0.0 e 30.0.</text:p>
      <text:p text:style-name="P1">Si riempia un vettore di float di dimensione DIM con valori casuali compresi tra -30.0 e +30.0.</text:p>
      <text:p text:style-name="P1"/>
      <text:p text:style-name="P2">Esercizio 2</text:p>
      <text:p text:style-name="P3">Scrivere un programma che inizializzi e quindi visualizzi un vettore con i valori alternati: 0,1,0,1,0,1,...</text:p>
      <text:p text:style-name="P3">Ripetere l'esercizio con valori 0,-3,6,-9,12,-15,18,-21,...</text:p>
      <text:p text:style-name="P3"/>
      <text:p text:style-name="P2">Esercizio 3</text:p>
      <text:p text:style-name="P3">Scrivere un programma che riempito in modo casuale un vettore di dimensione DIM e richiesto un valore K all'utente, stampi l'elemento del vettore più prossimo a K e la posizione in cui si trova.</text:p>
      <text:p text:style-name="P3"/>
      <text:p text:style-name="P2">Esercizio 4</text:p>
      <text:p text:style-name="P3">Scrivere un programma che letti gli elementi di due vettori v1 e v2 di lunghezza DIM, inizializzi <text:s/>il vettore v3 di lunghezza DIM con i valori </text:p>
      <text:p text:style-name="P3">1 se <text:s/>v1[i]&gt;v2[i], <text:s/>0 se <text:s/>v1[i]=v2[i], -1 se <text:s/>v1[i]&lt;v2[i].</text:p>
      <text:p text:style-name="P3"/>
      <text:p text:style-name="P2">Esercizio 5</text:p>
      <text:p text:style-name="P3">Si scriva un programma che converta un valore decimale in un valore binario (rappresentato con 8 bi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erif" svg:font-family="'Noto Serif', Georgia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21T19:01:20.36</meta:creation-date>
    <meta:print-date>2016-12-22T00:09:17.75</meta:print-date>
    <dc:date>2016-12-22T23:47:14.13</dc:date>
    <meta:editing-duration>PT7M2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4" meta:word-count="167" meta:character-count="997"/>
  </office:meta>
</office:document-meta>
</file>